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deSourc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implies( java . security . CodeSourc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get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deSource.CodeSource( java . net . URL var0 , java . security . cert . Certificate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